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Mangal1" svg:font-family="Mangal"/>
    <style:font-face style:name="NimbusMonL-Regu" svg:font-family="NimbusMonL-Regu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shadow="none" style:text-autospace="none"/>
      <style:text-properties fo:color="#ff6600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3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CMSLTT10" style:font-size-complex="18pt" style:font-weight-complex="normal"/>
    </style:style>
    <style:style style:name="P4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weight="bold" fo:background-color="transparent" style:font-name-asian="Times New Roman" style:font-size-asian="18pt" style:font-weight-asian="bold" style:font-name-complex="NimbusMonL-Regu" style:font-size-complex="18pt" style:font-weight-complex="bold"/>
    </style:style>
    <style:style style:name="P5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shadow="none" style:text-autospace="none"/>
      <style:text-properties fo:color="#ff0000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7" style:family="paragraph" style:parent-style-name="Standard"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9" style:family="paragraph" style:parent-style-name="Standard">
      <style:text-properties style:use-window-font-color="true" style:font-name="Times New Roman" fo:font-size="18pt" fo:font-style="normal" fo:font-weight="normal" fo:background-color="transparent" style:font-name-asian="Times New Roman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" style:family="paragraph" style:parent-style-name="Standard">
      <style:text-properties style:use-window-font-color="true" style:font-name="Times New Roman" fo:font-size="18pt" fo:font-style="normal" fo:font-weight="bold" fo:background-color="transparent" style:font-name-asian="Times New Roman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11" style:family="paragraph" style:parent-style-name="Standard">
      <style:text-properties style:use-window-font-color="true" style:font-name="Times New Roman" fo:font-size="18pt" fo:font-weight="bold" fo:background-color="transparent" style:font-name-asian="Times New Roman" style:font-size-asian="18pt" style:font-weight-asian="bold" style:font-size-complex="18pt" style:font-weight-complex="bold"/>
    </style:style>
    <style:style style:name="P12" style:family="paragraph" style:parent-style-name="Standard">
      <style:text-properties style:use-window-font-color="true" style:font-name="Times New Roman" fo:font-size="18pt" fo:background-color="transparent" style:font-name-asian="Times New Roman" style:font-size-asian="18pt" style:font-size-complex="18pt"/>
    </style:style>
    <style:style style:name="P13" style:family="paragraph" style:parent-style-name="Standard">
      <style:text-properties style:use-window-font-color="true" style:font-name="Times New Roman" fo:font-size="18pt" fo:background-color="transparent" style:font-name-asian="Times New Roman" style:font-size-asian="18pt" style:font-name-complex="NimbusMonL-Regu" style:font-size-complex="18pt"/>
    </style:style>
    <style:style style:name="P14" style:family="paragraph" style:parent-style-name="Standard">
      <style:text-properties fo:color="#00ae00" style:font-name="Times New Roman" fo:font-size="18pt" fo:background-color="transparent" style:font-name-asian="Times New Roman" style:font-size-asian="18pt" style:font-size-complex="18pt"/>
    </style:style>
    <style:style style:name="P15" style:family="paragraph" style:parent-style-name="Standard">
      <style:text-properties fo:color="#000000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16" style:family="paragraph" style:parent-style-name="Standard">
      <style:text-properties style:font-name="Times New Roman" fo:font-size="18pt" fo:background-color="transparent" style:font-name-asian="Times New Roman" style:font-size-asian="18pt" style:font-size-complex="18pt"/>
    </style:style>
    <style:style style:name="P17" style:family="paragraph" style:parent-style-name="Standard">
      <style:paragraph-properties style:text-autospace="none"/>
      <style:text-properties style:font-name="Times New Roman" fo:font-size="18pt" fo:background-color="transparent" style:font-name-asian="Times New Roman" style:font-size-asian="18pt" style:font-size-complex="18pt"/>
    </style:style>
    <style:style style:name="P18" style:family="paragraph" style:parent-style-name="Standard">
      <style:paragraph-properties fo:margin-top="0in" fo:margin-bottom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top="0in" fo:margin-bottom="0.0201in" fo:text-align="start" style:justify-single-word="false" style:shadow="none" style:text-autospace="none"/>
      <style:text-properties fo:color="#000000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20" style:family="paragraph" style:parent-style-name="Standard">
      <style:paragraph-properties fo:margin-top="0in" fo:margin-bottom="0in"/>
      <style:text-properties style:font-name="Times New Roman" fo:font-size="18pt" fo:font-weight="normal" fo:background-color="transparent" style:font-name-asian="Times New Roman" style:font-size-asian="18pt" style:font-weight-asian="normal" style:font-size-complex="18pt" style:font-weight-complex="normal"/>
    </style:style>
    <style:style style:name="P21" style:family="paragraph" style:parent-style-name="Preformatted_20_Text">
      <style:paragraph-properties fo:margin-top="0in" fo:margin-bottom="0in"/>
      <style:text-properties style:use-window-font-color="true" style:font-name="Times New Roman" fo:font-size="18pt" fo:background-color="transparent" style:font-name-asian="Times New Roman" style:font-size-asian="18pt" style:font-size-complex="18pt"/>
    </style:style>
    <style:style style:name="P22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23" style:family="paragraph" style:parent-style-name="Standard">
      <style:paragraph-properties fo:margin-top="0.0201in" fo:margin-bottom="0.0201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24" style:family="paragraph" style:parent-style-name="Preformatted_20_Text">
      <style:text-properties style:use-window-font-color="true" style:font-name="Times New Roman" fo:font-size="18pt" fo:background-color="transparent" style:font-name-asian="Times New Roman" style:font-size-asian="18pt" style:font-size-complex="18pt"/>
    </style:style>
    <style:style style:name="P25" style:family="paragraph" style:parent-style-name="Preformatted_20_Text">
      <style:paragraph-properties fo:margin-top="0in" fo:margin-bottom="0.1965in"/>
      <style:text-properties style:use-window-font-color="true" style:font-name="Times New Roman" fo:font-size="18pt" fo:background-color="transparent" style:font-name-asian="Times New Roman" style:font-size-asian="18pt" style:font-size-complex="18pt"/>
    </style:style>
    <style:style style:name="P26" style:family="paragraph" style:parent-style-name="Preformatted_20_Text">
      <style:paragraph-properties fo:margin-top="0in" fo:margin-bottom="0.1965in"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P27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weight="normal" fo:background-color="transparent" style:font-name-asian="Times New Roman" style:font-size-asian="18pt" style:font-weight-asian="normal" style:font-name-complex="NimbusMonL-Regu" style:font-size-complex="18pt" style:font-weight-complex="normal"/>
    </style:style>
    <style:style style:name="T1" style:family="text">
      <style:text-properties fo:color="#00ae00"/>
    </style:style>
    <style:style style:name="T2" style:family="text">
      <style:text-properties style:use-window-font-color="true"/>
    </style:style>
    <style:style style:name="T3" style:family="text">
      <style:text-properties fo:color="#000000" style:font-name-complex="NimbusMonL-Regu"/>
    </style:style>
    <style:style style:name="T4" style:family="text">
      <style:text-properties fo:color="#ff0000" fo:font-weight="normal" style:font-weight-asian="normal" style:font-name-complex="CMSLTT10" style:font-weight-complex="normal"/>
    </style:style>
    <style:style style:name="T5" style:family="text">
      <style:text-properties fo:color="#ff0000" fo:font-weight="bold" style:font-weight-asian="bold" style:font-name-complex="CMSLTT10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CMSLTT10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6600"/>
    </style:style>
    <style:style style:name="T10" style:family="text">
      <style:text-properties style:font-name-complex="NimbusMonL-Reg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 note: there are 2 versions of GeneFreq herein</text:p>
      <text:p text:style-name="P9"/>
      <text:p text:style-name="P7">geneCount=GeneFreq( d<text:span text:style-name="T10">f = df.bn[ 1:42, 1:8 ]</text:span>, xx=xx, sampleSize =8 );</text:p>
      <text:p text:style-name="P2"/>
      <text:p text:style-name="P2">genParmDensity( result );</text:p>
      <text:p text:style-name="P4"/>
      <text:p text:style-name="P4"># expand population</text:p>
      <text:p text:style-name="P2">popSize=42</text:p>
      <text:p text:style-name="P5">pop=matrix( 0, nrow=popSize, ncol=dim(xx)[2] )</text:p>
      <text:p text:style-name="P5">colnames(pop)=colnames(xx);</text:p>
      <text:p text:style-name="P1"/>
      <text:p text:style-name="P5"/>
      <text:p text:style-name="P4"/>
      <text:p text:style-name="P2">GeneFreq( pop=result[ 1:77, 1:6] , xx=xx )</text:p>
      <text:p text:style-name="P2"/>
      <text:p text:style-name="P4">GeneFreq = function( df = df.bn, xx, sampleSize = 8 ){</text:p>
      <text:p text:style-name="P5"/>
      <text:p text:style-name="P5">pop = matrix( 0, nrow=nrow(df), ncol=ncol(xx) )</text:p>
      <text:p text:style-name="P5">for( ii in 1:nrow( pop ) ){</text:p>
      <text:p text:style-name="P5"><text:s text:c="6"/>ss = unlist( df[ ii, 1:sampleSize ] ); <text:s text:c="11"/></text:p>
      <text:p text:style-name="P5"><text:s text:c="6"/><text:span text:style-name="T9">ss = ss[ ss&gt;0 ]</text:span></text:p>
      <text:p text:style-name="P5"><text:s text:c="6"/>pop[ ii, ss ] = ss;</text:p>
      <text:p text:style-name="P27">}</text:p>
      <text:p text:style-name="P2"/>
      <text:p text:style-name="P2">z&lt;- <text:s/>ifelse( pop &gt; 0, 1, <text:s/>0 ) </text:p>
      <text:p text:style-name="P2">chrom.rowCount=dim(z)[1]</text:p>
      <text:p text:style-name="P2">total.colCount=dim(z)[2] <text:s/># includes lags as separate vars</text:p>
      <text:p text:style-name="P2">geneCount = apply( z, 2, sum )</text:p>
      <text:p text:style-name="P2"># take the top forty frequencies and corresponding names</text:p>
      <text:p text:style-name="P2">gc.srt = sort( geneCount, index.return=TRUE, decreasing=T );</text:p>
      <text:p text:style-name="P2">mm = min( 20, length(gc.srt$x) );</text:p>
      <text:p text:style-name="P2">geneCount = <text:s/>gc.srt$x[1:mm];</text:p>
      <text:p text:style-name="P2"/>
      <text:p text:style-name="P2">ColNames = colnames(xx)[ <text:s/>gc.srt$ix[1:mm] ]; <text:s text:c="5"/></text:p>
      <text:p text:style-name="P2">plot( x=1:length(geneCount), y=geneCount, type='h', ann=F, lwd=1.5 <text:s/>)</text:p>
      <text:p text:style-name="P2">title( main = <text:s/>'Gene Frequencies Bar Chart', </text:p>
      <text:p text:style-name="P2"><text:s text:c="8"/>xlab='Genes by Column Number', ylab='Gene Frequency' <text:s/>)</text:p>
      <text:p text:style-name="P2">points( x=1:length(geneCount), y=geneCount, pch=16, cex=0.75, col='purple2' );</text:p>
      <text:p text:style-name="P2">qq=quantile( geneCount, 0.1 )</text:p>
      <text:p text:style-name="P2">text( x=1:length(geneCount)-0.4, <text:s/>y=rep( qq, length(geneCount) ), labels=ColNames , srt=90, <text:s/>cex = 1.25, col='red', adj=c(0, 0.5) <text:s text:c="2"/>) <text:s/></text:p>
      <text:p text:style-name="P2">mtext(text=as.character(geneCount), side = 3, line = 0, outer = FALSE, </text:p>
      <text:p text:style-name="P2"><text:s text:c="11"/>at = 1:mm , cex = 0.65 ) <text:s text:c="11"/># pos=1, <text:s/></text:p>
      <text:p text:style-name="P2"/>
      <text:p text:style-name="P2">return( gc.srt );</text:p>
      <text:p text:style-name="P2"/>
      <text:p text:style-name="P4">} <text:s/># end of fun</text:p>
      <text:p text:style-name="P2"/>
      <text:p text:style-name="P11">GeneFreq = function( result, <text:span text:style-name="T4">currentGeneration</text:span>=1, <text:span text:style-name="T7">generationCount</text:span>=20, gr.ident=F, n=3 ){</text:p>
      <text:p text:style-name="P14"># takes result list from ga and plots gene frequency </text:p>
      <text:p text:style-name="P14"># along columns of the population matrix, columns are genes and rows are chromosomes</text:p>
      <text:p text:style-name="P14"># result is the list returned by the GA</text:p>
      <text:p text:style-name="P14"># graphics function known for its side-effect</text:p>
      <text:p text:style-name="P14"># currentGeneration is a positive integer representing the generation </text:p>
      <text:p text:style-name="P14"># generationCount is a positive integer</text:p>
      <text:p text:style-name="P14"># a list value of intGa or a list contain bestColSpace, response, evalsPop, </text:p>
      <text:p text:style-name="P14"># and population</text:p>
      <text:p text:style-name="P12"><text:span text:style-name="T1"># side effect: visualization of frequency of each gene</text:span> (column)</text:p>
      <text:p text:style-name="P2"/>
      <text:p text:style-name="P2">if ( !isValidGaObj ( result=result ) ) stop( ' invalid ga object' );</text:p>
      <text:p text:style-name="P2"/>
      <text:p text:style-name="P2">if ( !is.numeric( currentGeneration ) ) stop( 'currentGeneration not numeric' )</text:p>
      <text:p text:style-name="P2">if ( currentGeneration &lt; 1 ) stop( 'currentGeneration must be &gt;= 1 ' )</text:p>
      <text:p text:style-name="P2">if ( as.integer(currentGeneration) != currentGeneration ) </text:p>
      <text:p text:style-name="P2"><text:s text:c="6"/>stop( 'currentGeneration must be a postive integer' ); </text:p>
      <text:p text:style-name="P3"/>
      <text:p text:style-name="P2">if ( !is.numeric( generationCount ) ) stop( 'generationCount not numeric' )</text:p>
      <text:p text:style-name="P2">if ( generationCount &lt; 1 ) stop( 'generationCount must be &gt;= 1 ' )</text:p>
      <text:p text:style-name="P2">if ( as.integer(generationCount) != generationCount ) </text:p>
      <text:p text:style-name="P2"><text:s text:c="6"/>stop( 'generationCount must be a postive integer' ); </text:p>
      <text:p text:style-name="P3"/>
      <text:p text:style-name="P24"/>
      <text:p text:style-name="P24">pop=result$population <text:s text:c="3"/># <text:s text:c="6"/>[1:100, <text:s/>]</text:p>
      <text:p text:style-name="P13">z&lt;- <text:s/>ifelse(pop&gt;0, 1, <text:s/>0) </text:p>
      <text:p text:style-name="P13">chrom.rowCount=dim(z)[1]</text:p>
      <text:p text:style-name="P13">total.colCount=dim(z)[2] <text:s/># includes lags as separate vars</text:p>
      <text:p text:style-name="P26">geneCount=apply( z, 2, sum )</text:p>
      <text:p text:style-name="P26"># take the top forty frequencies and corresponding names</text:p>
      <text:p text:style-name="P21"><text:span text:style-name="T6">gc.srt</text:span> = sort( geneCount, <text:span text:style-name="T6">index.return=TRUE, decreasing=T );</text:span></text:p>
      <text:p text:style-name="P21"><text:span text:style-name="T6">mm = min( 40, length(gc.srt</text:span><text:span text:style-name="T6">$x)</text:span><text:span text:style-name="T6"> );</text:span></text:p>
      <text:p text:style-name="P20">geneCount = <text:s/>gc.srt$x[1:mm];</text:p>
      <text:p text:style-name="P20">ColNames = colnames(result$population)[ <text:s/>gc.srt$ix[1:mm] <text:s/>]; <text:s/><text:span text:style-name="T2"><text:s text:c="4"/></text:span></text:p>
      <text:p text:style-name="P25">plot( x=1:length(geneCount), y=geneCount, type="h", ann=F, lwd=1.5 <text:s/>) </text:p>
      <text:p text:style-name="P25">title( main = paste( ' Gene Frequencies for ', result$response.name, </text:p>
      <text:p text:style-name="P25"><text:s text:c="31"/>' generation: ', <text:span text:style-name="T4">currentGeneration</text:span><text:span text:style-name="T5"> ), </text:span></text:p>
      <text:p text:style-name="P25"><text:tab/> xlab="Genes by Column Number", ylab="Gene Frequency ", </text:p>
      <text:p text:style-name="P25"><text:tab/>sub=paste( " fittest chromosome error ", format( result$evalsPop[1], digits=4 ) ) <text:s/>)</text:p>
      <text:p text:style-name="P25">points( x=1:length(geneCount), y=geneCount, pch=16, cex=0.75, col='purple2' );</text:p>
      <text:p text:style-name="P15">qq=quantile( geneCount, 0.1 )</text:p>
      <text:p text:style-name="P15">text( x=<text:span text:style-name="T2">1:length(geneCount)</text:span>, <text:s/>y=rep( qq, length(geneCount) ), labels=ColNames , srt=90, <text:s/>cex = 0.55, col='red', adj=c(0, 0.5), offset=0.3 <text:s/>) <text:s/></text:p>
      <text:p text:style-name="P18">mtext(text=as.character(geneCount), side = 3, line = 0, outer = FALSE, </text:p>
      <text:p text:style-name="P18"><text:s text:c="11"/>at = 1:mm, cex = 0.3 ) <text:s text:c="11"/># <text:span text:style-name="T3">pos=1, <text:s/></text:span></text:p>
      <text:p text:style-name="P19"/>
      <text:p text:style-name="P19">if( gr.ident==T ) {</text:p>
      <text:p text:style-name="P19">text(x=3, y=qq, paste( 'click mouse in purple balls to select' , n, ' points' , sep='' ) <text:s text:c="2"/>)</text:p>
      <text:p text:style-name="P16">ids=identify( x=1:length(geneCount), y=geneCount, <text:s/>labels=ColNames, offset=3, plot=T, n=n ) </text:p>
      <text:p text:style-name="P16">sel=rbind( ids, ColNames[ids] )</text:p>
      <text:p text:style-name="P16">return( sel );</text:p>
      <text:p text:style-name="P16">}</text:p>
      <text:p text:style-name="P16">else</text:p>
      <text:p text:style-name="P16">{ </text:p>
      <text:p text:style-name="P16">rb = rbind( geneCounts, <text:span text:style-name="T6">gc.srt$ix[1:mm] <text:s/>) </text:span></text:p>
      <text:p text:style-name="P16">return( geneCounts )</text:p>
      <text:p text:style-name="P16">}</text:p>
      <text:p text:style-name="P16"/>
      <text:p text:style-name="P16">} <text:s/># end of function</text:p>
      <text:p text:style-name="P6"/>
      <text:p text:style-name="P6"/>
      <text:p text:style-name="P6"/>
      <text:p text:style-name="P6"/>
      <text:p text:style-name="P6">undebug(trustNamer)</text:p>
      <text:p text:style-name="P2"/>
      <text:p text:style-name="P8"/>
      <text:p text:style-name="P7"><text:span text:style-name="T10">onGeneCount</text:span> = dim( result$bestColSpace )[2] </text:p>
      <text:p text:style-name="P7">wtCt = dim(mx)[1]; <text:s/></text:p>
      <text:p text:style-name="P22">neuron.count = ( wtCt-onGeneCount-1 ) / ( onGeneCount+2 )</text:p>
      <text:p text:style-name="P22">colNames=paste( 'gene (ind.var.) '1:wtCtsep='' );</text:p>
      <text:p text:style-name="P22">labeled.perceptrons = matrix( rep( c('bias'colNames)neuron.count )nrow=neuron.countncol=onGeneCount+1byrow=T )</text:p>
      <text:p text:style-name="P22">labeled.perceptrons = as.vector(t(labeled.perceptrons))</text:p>
      <text:p text:style-name="P22"><text:s/>indN <text:s/>= matrix( <text:s/><text:span text:style-name="T8">rep( paste( 'Neuron '1:neuron.countsep='' ) <text:s/></text:span></text:p>
      <text:p text:style-name="P22"><text:span text:style-name="T8"><text:s text:c="6"/>(onGeneCount+1) <text:s/>)</text:span>nrow=neuron.countncol=(onGeneCount+1)', <text:s/>'byrow=F <text:s/>)</text:p>
      <text:p text:style-name="P22">indN = as.vector( t( indN ) )</text:p>
      <text:p text:style-name="P22">mxN = <text:s text:c="2"/>paste( indN labeled.perceptronssep=' ' ) </text:p>
      <text:p text:style-name="P22"><text:s/></text:p>
      <text:p text:style-name="P22"># labeled.hyperplane</text:p>
      <text:p text:style-name="P22">ind <text:s/>= <text:span text:style-name="T8">paste( 'hp ', 1:(onGeneCount+neuron.count+1), sep='' ) </text:span></text:p>
      <text:p text:style-name="P22">hpv = <text:s text:c="2"/>paste( c( <text:s/>'bias', paste( 'N ', 1:neuron.count, sep='' ), <text:s/>colNames <text:s/>), ind, sep=' ' ) <text:s/></text:p>
      <text:p text:style-name="P22">names(cof)=c( mxN, hpv )</text:p>
      <text:p text:style-name="P22"><text:s/></text:p>
      <text:p text:style-name="P17">c( 'Emerging Markets Liquid Corporate', <text:s/>'Latin America US Emerging Markets Liquid Corporate', <text:s/>'Private Sector Issuers US Emerging Markets', <text:s/>'Moody's Aaa Corporate Bond Yield ', <text:s/>'Moody's Baa Corporate Bond Yield', <text:s/>'Crude Oil Prices: Brent - Europe', <text:s/>'Crude Oil Prices: West Texas Intermediate (WTI)', <text:s/>'Three-Month AA Financial Commercial Paper Rate ', <text:s/>'Ultra-Low-Sulfur No. 2 Diesel Fuel Prices: New York', <text:s/>'Ultra-Low-Sulfur No. 2 Diesel Fuel Prices: U.S. Gulf Coast', <text:s/>'DEXBZUS', <text:s/>'DEXCAUS', <text:s/>'DEXCHUS', <text:s/>'DEXDNUS', <text:s/>'DEXHKUS', <text:s/>'DEXINUS', <text:s/>'DEXJPUS', <text:s/>'DEXKOUS', <text:s/>'DEXMAUS', <text:s/>'DEXMXUS', <text:s/>'DEXNOUS', <text:s/>'DEXSDUS', <text:s/>'DEXSFUS', <text:s/>'DEXSIUS', <text:s/>'DEXSLUS', <text:s/>'DEXSZUS', <text:s/>'DEXTAUS', <text:s/>'DEXTHUS', <text:s/>'DEXUSAL', <text:s/>'DEXUSEU', <text:s/>'DEXUSNZ', <text:s/>'DEXUSUK', <text:s/>'DEXVZUS', <text:s/>'Conventional Gasoline Prices: New York Harbor', <text:s/>'One-Year Treasury Constant Maturity Rate', <text:s/>'Ten-Year Treasury Constant Maturity Rate', <text:s/>'One-Month Treasury Constant Maturity Rate', <text:s/>'Two Year Treasury Constant Maturity Rate ', <text:s/>'Twenty-Year Treasury Constant Maturity Rate', <text:s/>'Three-Year Treasury Constant Maturity Rate', <text:s/>'Thirty-Year Treasury Constant Maturity Rate', <text:s/>'Five-Year Treasury Constant Maturity Rate', <text:s/>'Six-Month Treasury Constant Maturity Rate', <text:s/>'No. 2 Heating Oil Prices: New York', <text:s/>'Kerosene-Type Jet Fuel Prices: U.S. Gulf Coast', <text:s/>'DJIA', <text:s/>'DPRIME', <text:s/>'DPROPANEMBTX', <text:s/>'Reformulated Gasoline Blendstock', <text:s/>'Trade Weighted U.S. Dollar Index: Broad ', <text:s/>'Trade Weighted U.S. Dollar Index: Major Currencies ', <text:s/>'Trade Weighted U.S. Dollar Index: Other', <text:s/>'Gold Fixing Price 10:30 A.M. (London time)', <text:s/>'Gold Fixing Price 3:00 P.M. (London time)', <text:s/>'Russell 2500 Value Total Market Index', <text:s/>'Russell Midcapﾮ Value Price Index', <text:s/>'Russell Top 200ﾮ Growth Price Index', <text:s/>'Russell Top 200ﾮ Growth Total Market Index', <text:s/>'Russell Top 200ﾮ Value Price Index', <text:s/>'Russell Top 200ﾮ Value Total Market Index', <text:s/>'Russell Midcapﾮ Price Index', <text:s/>'Russell Top 200ﾮ Total Market Index', <text:s/>'SP500', <text:s/>'Wilshire 2500 Growth Total Market Index', <text:s/>'Wilshire 2500 Value Total Market Index', <text:s/>'Wilshire US Mid-Cap Value Total Market Index', <text:s/>'DJ Transport', <text:s/>'DJ Utility', <text:s/>'CBOE Russell 2000 Volatility Index', <text:s/>'CBOE Volatility Index: VIX', <text:s/>'CBOE DJIA Volatility Index', <text:s/>'CBOE NASDAQ 100 Volatility Indexﾩ <text:s/>', <text:s/>' HK hang seng', <text:s/>' London Financial Times 100', <text:s/>' German Stocks Idx', <text:s/>' Japan Stock Indx 225', <text:s/>' French stocks indx 40', <text:s/>' <text:s/>brazil stock idx', <text:s/>' spanish stock idx 35', <text:s/>' Bursa Malaysia', <text:s/>' New Zealand 50', <text:s/>' mex bolsa', <text:s/>' Merval Buenos Aires', <text:s/>' Belgium idx', <text:s/>' taiwan idx', <text:s/>' nasdaq computer', <text:s/>' nasdaq telecom', <text:s/>' arca natural gas', <text:s/>' arca airlines', <text:s/>' nasdaq bank' )</text:p>
      <text:p text:style-name="P7">Dell XPS 12 XPSU12-8668CRBFB 4th Gen 12.5-Inch Touchscreen Ultrabook (1.8GHz Intel Core i7-4500U dual-Core processor, 8GB DDR3 memory, 256 GB SSD, Windows 8)</text:p>
      <text:p text:style-name="P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Mangal1" svg:font-family="Mangal"/>
    <style:font-face style:name="NimbusMonL-Regu" svg:font-family="NimbusMonL-Regu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ubet</meta:initial-creator>
    <meta:creation-date>2014-07-09T09:02:31.23</meta:creation-date>
    <dc:date>2019-12-15T17:33:07.67</dc:date>
    <dc:creator>Lloyd L</dc:creator>
    <meta:editing-duration>P14DT13H39M6S</meta:editing-duration>
    <meta:editing-cycles>55</meta:editing-cycles>
    <meta:generator>OpenOffice/4.1.6$Win32 OpenOffice.org_project/416m1$Build-9790</meta:generator>
    <meta:document-statistic meta:table-count="0" meta:image-count="0" meta:object-count="0" meta:page-count="1" meta:paragraph-count="104" meta:word-count="1066" meta:character-count="7696"/>
  </office:meta>
</office:document-meta>
</file>